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d8c" officeooo:paragraph-rsid="00052d8c"/>
    </style:style>
    <style:style style:name="P2" style:family="paragraph" style:parent-style-name="Standard">
      <style:text-properties fo:font-weight="bold" officeooo:rsid="00052d8c" officeooo:paragraph-rsid="00052d8c" style:font-weight-asian="bold" style:font-weight-complex="bold"/>
    </style:style>
    <style:style style:name="P3" style:family="paragraph" style:parent-style-name="Standard">
      <style:text-properties fo:font-weight="normal" officeooo:rsid="00052d8c" officeooo:paragraph-rsid="00052d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edIn Profile Link</text:p>
      <text:p text:style-name="P1"><text:a xlink:type="simple" xlink:href="https://www.linkedin.com/in/darshan-vandra-47176ba9/" text:style-name="Internet_20_link" text:visited-style-name="Visited_20_Internet_20_Link">https://www.linkedin.com/in/darshan-vandra-47176ba9/</text:a></text:p>
      <text:p text:style-name="P1"/>
      <text:p text:style-name="P2">Twitter Profile Link</text:p>
      <text:p text:style-name="P3">https://twitter.com/darshan_van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3:55:05.946254622</meta:creation-date>
    <dc:date>2017-10-27T23:57:49.393316971</dc:date>
    <meta:editing-duration>PT2M46S</meta:editing-duration>
    <meta:editing-cycles>1</meta:editing-cycles>
    <meta:document-statistic meta:table-count="0" meta:image-count="0" meta:object-count="0" meta:page-count="1" meta:paragraph-count="4" meta:word-count="8" meta:character-count="127" meta:non-whitespace-character-count="123"/>
    <meta:generator>LibreOffice/5.3.1.2$Linux_X86_64 LibreOffice_project/30m0$Build-2</meta:generator>
  </office:meta>
</office:document-meta>
</file>